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Myanmar Text" svg:font-family="Myanmar Text" style:font-family-generic="swiss" style:font-pitch="variable" svg:panose-1="2 11 5 2 4 2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P2" style:parent-style-name="Normal" style:family="paragraph">
      <style:paragraph-properties fo:text-align="center"/>
    </style:style>
    <style:style style:name="T3" style:parent-style-name="DefaultParagraphFont" style:family="text">
      <style:text-properties fo:font-weight="bold" style:font-weight-asian="bold" style:font-weight-complex="bold"/>
    </style:style>
    <style:style style:name="P4" style:parent-style-name="ListParagraph" style:list-style-name="LFO1" style:family="paragraph"/>
    <style:style style:name="P5" style:parent-style-name="ListParagraph" style:list-style-name="LFO1" style:family="paragraph"/>
    <style:style style:name="P6" style:parent-style-name="ListParagraph" style:list-style-name="LFO1" style:family="paragraph"/>
    <style:style style:name="P7" style:parent-style-name="ListParagraph" style:list-style-name="LFO1" style:family="paragraph"/>
    <style:style style:name="P8" style:parent-style-name="ListParagraph" style:list-style-name="LFO1" style:family="paragraph"/>
    <style:style style:name="P9" style:parent-style-name="ListParagraph" style:list-style-name="LFO1" style:family="paragraph"/>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style>
    <style:style style:name="T28" style:parent-style-name="DefaultParagraphFont"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DefaultParagraphFont"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office:automatic-styles>
  <office:body>
    <office:text text:use-soft-page-breaks="true">
      <text:p text:style-name="P1">WEI YANO GENKO<text:s/>(Wai Yan Language)</text:p>
      <text:p text:style-name="P2">A natural language designed to be easy and practical.<text:s/>Takes the best of other languages such as English’s alphabet<text:s/>writing system<text:s/>and consonants, Japanese’s vowels,<text:s/>pronunciation system<text:s/>and vocabulary, and Chinese’s simple grammar.</text:p>
      <text:p text:style-name="Normal"><text:span text:style-name="T3">Phonetics</text:span>:<text:s/>22 English Consonants. 5 Japanese Vowels.</text:p>
      <text:list text:style-name="LFO1" text:continue-numbering="true">
        <text:list-item>
          <text:p text:style-name="P4">Blank as in “Oh”</text:p>
        </text:list-item>
        <text:list-item>
          <text:p text:style-name="P5">K<text:s/>as in “King”</text:p>
        </text:list-item>
        <text:list-item>
          <text:p text:style-name="P6">G<text:s/>as in “Gift”</text:p>
        </text:list-item>
        <text:list-item>
          <text:p text:style-name="P7">S<text:s/>as in “Sun”</text:p>
        </text:list-item>
        <text:list-item>
          <text:p text:style-name="P8">SH<text:s/>as in “She”</text:p>
        </text:list-item>
        <text:list-item>
          <text:p text:style-name="P9">Z<text:s/>as in “Zoo”</text:p>
        </text:list-item>
        <text:list-item>
          <text:p text:style-name="P10">T<text:s/>as in “Tea”</text:p>
        </text:list-item>
        <text:list-item>
          <text:p text:style-name="P11">D as in “Did”</text:p>
        </text:list-item>
        <text:list-item>
          <text:p text:style-name="P12">TS<text:s/>as in Japanese Tsu</text:p>
        </text:list-item>
        <text:list-item>
          <text:p text:style-name="P13">CH<text:s/>as in “Chair”</text:p>
        </text:list-item>
        <text:list-item>
          <text:p text:style-name="P14">J<text:s/>as in “Jack”</text:p>
        </text:list-item>
        <text:list-item>
          <text:p text:style-name="P15">N<text:s/>as in “No”</text:p>
        </text:list-item>
        <text:list-item>
          <text:p text:style-name="P16">H<text:s/>as in “Help”</text:p>
        </text:list-item>
        <text:list-item>
          <text:p text:style-name="P17">P<text:s/>as in “Papa”</text:p>
        </text:list-item>
        <text:list-item>
          <text:p text:style-name="P18">F<text:s/>as in “Food”</text:p>
        </text:list-item>
        <text:list-item>
          <text:p text:style-name="P19">V<text:s/>as in “Victory”</text:p>
        </text:list-item>
        <text:list-item>
          <text:p text:style-name="P20">B<text:s/>as in “Be”</text:p>
        </text:list-item>
        <text:list-item>
          <text:p text:style-name="P21">M<text:s/>as in “Mama”</text:p>
        </text:list-item>
        <text:list-item>
          <text:p text:style-name="P22">Y<text:s/>as in “You”</text:p>
        </text:list-item>
        <text:list-item>
          <text:p text:style-name="P23">L<text:s/>as in “Look”</text:p>
        </text:list-item>
        <text:list-item>
          <text:p text:style-name="P24">R<text:s/>as in “Right”</text:p>
        </text:list-item>
        <text:list-item>
          <text:p text:style-name="P25">W<text:s/>as in “Winner”</text:p>
        </text:list-item>
      </text:list>
      <text:p text:style-name="Normal">Notes: T, P, M has no difference in aspiration aka “soft”.<text:s/>TS was added to be a superset of basic Hiragana<text:s/>in Japanese, so that WeiYano can<text:s/>absorb most of Japanese vocab.<text:s/>Japanese “R” can be approximated into English/WeiYano<text:s/>“R”.<text:s/>There are more consonants in hope that we can reduce homophones.<text:s/></text:p>
      <text:p text:style-name="Normal">There are five vowels, same as in Japanese. “A” “I” “U” “E” “O”.<text:s/>We will inherit most of Japanese pronunciation system, including but not limited to “suki” -&gt; “ski”<text:s/>vowel dropping, “desu” to “des” ending and more. We will not have germinations like “chotto” or the “N” kana.<text:s/>“chotto” could be approximated to “chouto”.</text:p>
      <text:p text:style-name="Normal">Therefore, the system is based on mora. Each mora will have exactly one<text:s/>or zero<text:s/>consonant and one vowel.<text:s/>“va” uses “V” consonant and “A” vowel. Consonant clusters make pronunciation much harder and therefore slower to use.<text:s/>Meaning, we will not inherit those from Japanese.</text:p>
      <text:p text:style-name="Normal"><text:span text:style-name="T26">Writing System</text:span>: English alphabet as described in Phonetics section. Letter-case prefers lowercase. SH, TS, and CH, can be alternatively written as X, C, Q, respectively, if you need one letter, but consider otherwise as this will be mispronounced without prior knowledge.</text:p>
      <text:soft-page-break/>
      <text:p text:style-name="Normal"><text:span text:style-name="T27">Lexicon</text:span>: All Japanese words as long as they can be approximated into<text:s/>WeiYano.<text:s/>Those that can’t can make do with very bad approximations.<text:s/>Out-Japanese the Japanese in taking vocabulary.<text:s/>More on Grammar.</text:p>
      <text:p text:style-name="Normal"><text:span text:style-name="T28">Grammar</text:span>:<text:s/>Chinese grammar.<text:s/>I’ll give you<text:s/>a word<text:s/>“KU” for all purpose general counter<text:s/>/ classifier / numerator<text:s/>that is always appropriate.<text:s/>Chinese has “GE”<text:s/>but we can’t use it.<text:s/>The whole point of this with Japanese<text:s/>phonetics<text:s/>is to not have to deal with Chinese sounds, so we will not be stealing ANY Chinese words.<text:s/>I haven’t yet studied much of Chinese, but I know it<text:s/>has dead simple<text:s/>grammar.<text:s/>So, replace the Chinese particles with closest meaning Japanese particle that you can find.</text:p>
      <text:p text:style-name="Normal">Any suggestions or improvements or welcome as this is still in “beta” so to speak.<text:s/>I’m still finding faults in the system and will improve too.</text:p>
      <text:p text:style-name="Normal"><text:span text:style-name="T29">Why another language?</text:span><text:span text:style-name="T30"><text:s/></text:span>It’s<text:s/>to avoid<text:s/>hard Chinese sounds and writing system. It’s to avoid hard Japanese grammar.<text:s/>It’s to get the good qualities of Japanese such as simple pronunciation system.<text:s/>It’s to get the good qualities of the English alphabet as it<text:s/>is easy to read, write, input.<text:s/>It fixes English’s and Kanji’s “How do I pronounce this?” with a phonetic first system where you if you can read it, you can pronounce it, then you can understand it.<text:s/>So, easy writing system, easy pronunciation, easy grammar.<text:s/>You can already read, write, and speak it. The vocabulary’s already there with almost the entirety of Japanese. The grammar is the intuitively simple standard modern Mandarin.<text:s/>If you can express it in Mandarin,<text:s/>swap<text:s/>in the Japanese words, you can already use the language.<text:s/>The only possible improvements are in optimizing the selected consonants.</text:p>
      <text:p text:style-name="Normal"><text:span text:style-name="T31">Advantages</text:span>:</text:p>
      <text:p text:style-name="Normal">Again, I’ll repeat again.<text:s/><text:span text:style-name="T32">DEAD SIMPLE WRITING SYSTEM</text:span>.<text:s/>No weird pinyin like marks here and there.<text:s/>And everybody already knows how to write it.<text:s/><text:span text:style-name="T33">DEAD SIMPLE PHONETICS</text:span>. Just 5 vowels and consonants easy for all speakers to learn<text:s/>with little practice.<text:s/>No gotchas.<text:s/><text:span text:style-name="T34">DEAD SIMPLE GRAMMAR</text:span>.<text:s/>Mandarin. It’s a fully fleshed out<text:s/>easy straightforward<text:s/>language grammar.<text:s/><text:span text:style-name="T35">THE VOCAB IS ALREADY THERE</text:span>. A huge percentage of the Japanese vocabulary at your service, with many more<text:s/>when<text:s/>approximated.<text:s/><text:span text:style-name="T36">THERE ARE ALREADY SPEAKERS</text:span>.<text:s/>Those that know Chinese and Japanese can already speak the language.</text:p>
      <text:p text:style-name="Normal"><text:span text:style-name="T37">Frequently Asked Questions:</text:span></text:p>
      <text:p text:style-name="Normal"><text:span text:style-name="T38">But isn’t it biased?</text:span><text:s/>Yes, so?<text:s/>It’s biased to be easy.<text:s/>Find a better contender in any single way before making further criticism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Myanmar Text" svg:font-family="Myanmar Text" style:font-family-generic="swiss" style:font-pitch="variable" svg:panose-1="2 11 5 2 4 2 4 2 2 3"/>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Yu Mincho" style:font-name-complex="Myanmar Text"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ja" style:country-asian="JP" style:language-complex="my" style:country-complex="MM"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font-name-asian="Yu Mincho" style:font-name-complex="Myanmar Tex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ller Stilez</meta:initial-creator>
    <dc:creator>Killer Stilez</dc:creator>
    <meta:creation-date>2020-11-09T11:50:00Z</meta:creation-date>
    <dc:date>2020-11-09T12:10:00Z</dc:date>
    <meta:template xlink:href="Normal.dotm" xlink:type="simple"/>
    <meta:editing-cycles>90</meta:editing-cycles>
    <meta:editing-duration>PT1260S</meta:editing-duration>
    <meta:document-statistic meta:page-count="2" meta:paragraph-count="8" meta:word-count="634" meta:character-count="4243" meta:row-count="30" meta:non-whitespace-character-count="3617"/>
  </office:meta>
</office:document-meta>
</file>